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20100000384000002A35CE7E6FDC920912F.png" manifest:media-type="image/png"/>
  <manifest:file-entry manifest:full-path="Pictures/10000000000002930000017A7E4B2980474467C5.png" manifest:media-type="image/png"/>
  <manifest:file-entry manifest:full-path="Pictures/100002010000024E000001AF1CE576F69E493170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97000001D3A3E5187A896C019F.png" manifest:media-type="image/png"/>
  <manifest:file-entry manifest:full-path="Pictures/1000000000000303000002EDE65AB78791586E7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369cm"/>
    </style:style>
    <style:style style:name="gr15" style:family="graphic" style:parent-style-name="standard">
      <style:graphic-properties draw:stroke="none" draw:fill="none" fo:min-height="0.79cm"/>
    </style:style>
    <style:style style:name="gr16" style:family="graphic" style:parent-style-name="standard">
      <style:graphic-properties draw:stroke="none" draw:fill="none" fo:min-height="4.34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1.37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ce181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200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19" style:family="paragraph">
      <loext:graphic-properties draw:fill="none"/>
      <style:text-properties style:text-position="-33% 58%"/>
    </style:style>
    <style:style style:name="P20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ce181e"/>
    </style:style>
    <style:style style:name="T6" style:family="text">
      <style:text-properties fo:color="#006c3b"/>
    </style:style>
    <style:style style:name="T7" style:family="text">
      <style:text-properties fo:color="#006c3b" fo:font-weight="bold" style:font-weight-asian="bold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0066b3" fo:background-color="transparent"/>
    </style:style>
    <style:style style:name="T10" style:family="text">
      <style:text-properties fo:color="#0066b3" style:text-position="66% 58%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/>
    </style:style>
    <style:style style:name="T13" style:family="text">
      <style:text-properties style:text-position="66% 58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-33% 58%" fo:font-style="italic" style:font-style-asian="italic" style:font-style-complex="italic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/>
    </style:style>
    <style:style style:name="T21" style:family="text">
      <style:text-properties style:text-position="33% 58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reeSerif" fo:font-style="italic" style:font-style-asian="italic" style:font-style-complex="italic"/>
    </style:style>
    <style:style style:name="T24" style:family="text">
      <style:text-properties fo:color="#0066b3" style:font-name="FreeSerif" fo:font-style="italic" style:font-style-asian="italic" style:font-style-complex="italic"/>
    </style:style>
    <style:style style:name="T25" style:family="text">
      <style:text-properties fo:color="#0066b3"/>
    </style:style>
    <style:style style:name="T26" style:family="text">
      <style:text-properties fo:color="#0066b3" style:font-name="Consolas"/>
    </style:style>
    <style:style style:name="T27" style:family="text">
      <style:text-properties fo:color="#0066b3" style:font-name="Consolas" style:text-underline-style="solid" style:text-underline-width="auto" style:text-underline-color="font-color"/>
    </style:style>
    <style:style style:name="T28" style:family="text">
      <style:text-properties fo:color="#0066b3" style:font-name="FreeSerif"/>
    </style:style>
    <style:style style:name="T29" style:family="text">
      <style:text-properties style:text-position="66% 58%" style:font-name="FreeSerif" fo:font-style="italic" style:font-style-asian="italic" style:font-style-complex="italic"/>
    </style:style>
    <style:style style:name="T30" style:family="text">
      <style:text-properties fo:color="#ed1c24" fo:font-size="32pt" style:font-size-asian="32pt" style:font-size-complex="32pt"/>
    </style:style>
    <style:style style:name="T31" style:family="text">
      <style:text-properties fo:color="#21409a"/>
    </style:style>
    <style:style style:name="T32" style:family="text">
      <style:text-properties style:font-name="Consolas"/>
    </style:style>
    <style:style style:name="T33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FreeSerif" fo:font-style="italic" style:font-style-asian="italic" style:font-style-complex="italic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0% 100%" style:font-name="FreeSerif1" fo:font-style="italic" style:font-name-asian="FreeSerif1" style:font-style-asian="italic" style:font-name-complex="FreeSerif1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Probabilistic Count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0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0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0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0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0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0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0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0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0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0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0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3">n(u,h)</text:span> be the number of nodes reachable through a path of length up to <text:span text:style-name="T4">h</text:span> from node <text:span text:style-name="T3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3">u</text:span>, initialize <text:span text:style-name="T3">S(u) = {u}</text:span></text:p>
                  </text:list-item>
                  <text:list-item>
                    <text:p>Repeat h times:</text:p>
                    <text:p/>
                    <text:p><text:span text:style-name="T3"/></text:p>
                  </text:list-item>
                  <text:list-item>
                    <text:p>Answer <text:span text:style-name="T3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0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0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0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0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0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0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0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0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0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0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0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0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0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0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1" draw:layer="layout" svg:width="25.199cm" svg:height="3.782cm" svg:x="1.4cm" svg:y="0.028cm" presentation:class="title">
          <draw:text-box>
            <text:p><text:span text:style-name="T5">What is the problem with</text:span><text:span text:style-name="T5"><text:line-break/></text:span><text:span text:style-name="T5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3">n(u,h)</text:span> be the number of nodes reachable through a path of length up to <text:span text:style-name="T4">h</text:span> from node <text:span text:style-name="T3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3">u</text:span>, initialize <text:span text:style-name="T3">S(u) = {u}</text:span></text:p>
                  </text:list-item>
                  <text:list-item>
                    <text:p>Repeat h times:</text:p>
                    <text:p/>
                    <text:p><text:span text:style-name="T3"/></text:p>
                  </text:list-item>
                  <text:list-item>
                    <text:p>Answer <text:span text:style-name="T3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5">We don’t care which items are in the stream</text:span></text:p>
              </text:list-item>
              <text:list-item>
                <text:p><text:span text:style-name="T6">We just want to know </text:span><text:span text:style-name="T7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2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8" draw:text-style-name="P12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draw:frame draw:style-name="gr10" draw:text-style-name="P13" draw:layer="layout" svg:width="9.701cm" svg:height="1.879cm" svg:x="16.698cm" svg:y="13.729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8">100 x number of pebbles</text:span> as an approximation</text:p>
              </text:list-item>
            </text:list>
          </draw:text-box>
        </draw:frame>
        <draw:frame draw:style-name="gr7" draw:text-style-name="P12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9" draw:text-style-name="P12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9">with probability (1/2)</text:span><text:span text:style-name="T10">x</text:span></text:p>
                  </text:list-header>
                </text:list>
                <text:p><text:span text:style-name="T11">Return estimate n’ = </text:span><text:span text:style-name="T12">2</text:span><text:span text:style-name="T13">x</text:span><text:span text:style-name="T12">+1</text:span></text:p>
                <text:p><text:span text:style-name="T14"/></text:p>
                <text:p><text:span text:style-name="T14">Counter x needs only log</text:span><text:span text:style-name="T15">2</text:span><text:span text:style-name="T14">(n) bits</text:span></text:p>
              </text:list-header>
            </text:list>
          </draw:text-box>
        </draw:frame>
        <draw:frame draw:style-name="gr9" draw:text-style-name="P12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11" draw:text-style-name="P15" draw:layer="layout" svg:width="11.224cm" svg:height="0.806cm" svg:x="15.925cm" svg:y="14.748cm">
          <draw:text-box>
            <text:p text:style-name="P14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2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12" draw:text-style-name="P15" draw:layer="layout" svg:width="6.192cm" svg:height="1.673cm" svg:x="20.559cm" svg:y="10.137cm">
          <draw:text-box>
            <text:p>n’ (approximation)</text:p>
          </draw:text-box>
        </draw:frame>
        <draw:frame draw:style-name="gr12" draw:text-style-name="P15" draw:layer="layout" svg:width="6.192cm" svg:height="1.673cm" svg:x="13.824cm" svg:y="2.722cm">
          <draw:text-box>
            <text:p>n (actual value)</text:p>
          </draw:text-box>
        </draw:frame>
        <draw:line draw:style-name="gr13" draw:text-style-name="P12" draw:layer="layout" svg:x1="18.481cm" svg:y1="3.427cm" svg:x2="21.588cm" svg:y2="6.033cm">
          <text:p/>
        </draw:line>
        <draw:line draw:style-name="gr13" draw:text-style-name="P12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17">Init x=0, let p</text:span><text:span text:style-name="T18">x</text:span><text:span text:style-name="T17"> = 2</text:span><text:span text:style-name="T19">-x</text:span><text:span text:style-name="T11">, estimate n’ = 2</text:span><text:span text:style-name="T13">x</text:span><text:span text:style-name="T12"> - 1</text:span></text:p>
              </text:list-item>
              <text:list-item>
                <text:p>n = 1</text:p>
                <text:list>
                  <text:list-item>
                    <text:p>before: x = 0 p<text:span text:style-name="T20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1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0">1</text:span> = 1⁄2</text:p>
                  </text:list-item>
                  <text:list-item>
                    <text:p><text:span text:style-name="T22">prob. 1⁄2: x stays at 1; n’ = 2</text:span><text:span text:style-name="T13">1</text:span> – 1 = 1</text:p>
                  </text:list-item>
                  <text:list-item>
                    <text:p><text:span text:style-name="T22">prob. 1⁄2: x → 2. n’ = 2</text:span><text:span text:style-name="T13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1.224cm" svg:height="0.806cm" svg:x="15.925cm" svg:y="14.748cm">
          <draw:text-box>
            <text:p text:style-name="P14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1" draw:text-style-name="P15" draw:layer="layout" svg:width="11.224cm" svg:height="0.806cm" svg:x="15.925cm" svg:y="14.748cm">
          <draw:text-box>
            <text:p text:style-name="P14"><text:span text:style-name="T16">Source: </text:span><text:span text:style-name="T16"><text:a xlink:href="http://cesg.tamu.edu/wp-content/uploads/2014/09/ECEN689-lec11.pdf" xlink:type="simple">Slides by Nick Duffield</text:a></text:span></text:p>
          </draw:text-box>
        </draw:frame>
        <draw:frame draw:style-name="gr9" draw:text-style-name="P12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3">u</text:span> in the stream, compute hash <text:span text:style-name="T23">h(u)</text:span></text:p>
              </text:list-item>
              <text:list-item>
                <text:p>Let <text:span text:style-name="T23">r(u)</text:span> be the number of trailing zeros in hash value</text:p>
                <text:list>
                  <text:list-item>
                    <text:p>Example: if <text:span text:style-name="T24">h(u) =</text:span><text:span text:style-name="T25"> </text:span><text:span text:style-name="T26">001011101</text:span><text:span text:style-name="T27">000</text:span> then <text:span text:style-name="T28">r(u) = 3</text:span></text:p>
                  </text:list-item>
                </text:list>
              </text:list-item>
              <text:list-item>
                <text:p>Maintain <text:span text:style-name="T23">R = max r(u)</text:span> seen so far</text:p>
              </text:list-item>
              <text:list-item>
                <text:p>Output <text:span text:style-name="T23">2</text:span><text:span text:style-name="T29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30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23">r(u)</text:span> be the number of trailing zeros in hash value, keep <text:span text:style-name="T23">R = max r(u)</text:span>, output <text:span text:style-name="T23">2</text:span><text:span text:style-name="T29">R</text:span> as estimate</text:p>
              </text:list-item>
              <text:list-item>
                <text:p><text:span text:style-name="T31">Repeated items don’t change our estimates because </text:span><text:span text:style-name="T31">their hashes are equal</text:span></text:p>
              </text:list-item>
              <text:list-item>
                <text:p>About ½ of distinct items hash to *******<text:span text:style-name="T32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17">About ¼ of distinct items hash to ******</text:span><text:span text:style-name="T32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17">If we actually saw a hash value of ***000...0 (having R </text:span><text:span text:style-name="T17">trailing zeros) then on expectation we saw </text:span><text:span text:style-name="T23">2</text:span><text:span text:style-name="T29">R</text:span> different items</text:p>
              </text:list-item>
            </text:list>
          </draw:text-box>
        </draw:frame>
        <draw:frame draw:style-name="gr14" draw:text-style-name="P16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3">m</text:span> be the number of distinct elements</text:p>
              </text:list-item>
              <text:list-item>
                <text:p>Let <text:span text:style-name="T23">z(r)</text:span> be the probability of finding a tail of <text:span text:style-name="T23">r</text:span> zeroes</text:p>
              </text:list-item>
              <text:list-item>
                <text:p><text:span text:style-name="T17">We will prove that</text:span></text:p>
                <text:list>
                  <text:list-header>
                    <text:p><text:span text:style-name="T34">z(r) → 1</text:span><text:span text:style-name="T22"> if </text:span><text:span text:style-name="T34">m </text:span><text:span text:style-name="T35">≫</text:span><text:span text:style-name="T34"> 2</text:span><text:span text:style-name="T13">r</text:span></text:p>
                    <text:p><text:span text:style-name="T34">z(r) → 0</text:span><text:span text:style-name="T22"> if </text:span><text:span text:style-name="T34">m </text:span><text:span text:style-name="T35">≪</text:span><text:span text:style-name="T34"> 2</text:span><text:span text:style-name="T29">r</text:span></text:p>
                  </text:list-header>
                </text:list>
              </text:list-item>
              <text:list-item>
                <text:p><text:span text:style-name="T11">Hence </text:span><text:span text:style-name="T36">2</text:span><text:span text:style-name="T29">r</text:span><text:span text:style-name="T13"> </text:span><text:span text:style-name="T12">should be around </text:span><text:span text:style-name="T36">m</text:span></text:p>
              </text:list-item>
            </text:list>
          </draw:text-box>
        </draw:frame>
        <draw:frame draw:style-name="gr14" draw:text-style-name="P16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7">Probability a hash value ends in </text:span><text:span text:style-name="T38">r</text:span><text:span text:style-name="T17"> zeroes </text:span><text:span text:style-name="T22">= </text:span><text:span text:style-name="T34">(1/2)</text:span><text:span text:style-name="T29">r</text:span></text:p>
                <text:list>
                  <text:list-item>
                    <text:p><text:span text:style-name="T22">Assuming </text:span><text:span text:style-name="T34">h(u)</text:span><text:span text:style-name="T22"> produces values at random</text:span></text:p>
                  </text:list-item>
                  <text:list-item>
                    <text:p><text:span text:style-name="T22">Prob. random binary ends in </text:span><text:span text:style-name="T38">r</text:span><text:span text:style-name="T22"> zeroes = </text:span><text:span text:style-name="T34">(1/2)</text:span><text:span text:style-name="T39">r</text:span></text:p>
                  </text:list-item>
                </text:list>
              </text:list-item>
              <text:list-item>
                <text:p><text:span text:style-name="T12">Probability of seeing </text:span><text:span text:style-name="T36">m</text:span><text:span text:style-name="T12"> distinct elements and NOT </text:span><text:span text:style-name="T12">seeing a tail of r zeroes = </text:span><text:span text:style-name="T40">(1 – (½)</text:span><text:span text:style-name="T39">r</text:span><text:span text:style-name="T40">)</text:span><text:span text:style-name="T29">m</text:span></text:p>
              </text:list-item>
            </text:list>
          </draw:text-box>
        </draw:frame>
        <draw:frame draw:style-name="gr14" draw:text-style-name="P16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">Probability of seeing m distinct elements and NOT </text:span><text:span text:style-name="T12">seeing a tail of r zeroes = </text:span><text:span text:style-name="T40">(1 – (½)</text:span><text:span text:style-name="T39">r</text:span><text:span text:style-name="T40">)</text:span><text:span text:style-name="T29">m</text:span></text:p>
              </text:list-item>
              <text:list-item>
                <text:p>Remember <text:span text:style-name="T41">(1-</text:span><text:span text:style-name="T42">ε</text:span><text:span text:style-name="T40">)</text:span><text:span text:style-name="T39">1/</text:span><text:span text:style-name="T43">ε</text:span><text:span text:style-name="T40"> ≃ 1/e</text:span><text:span text:style-name="T44"> for small </text:span><text:span text:style-name="T45">ε</text:span></text:p>
              </text:list-item>
              <text:list-item>
                <text:p><text:span text:style-name="T12">Hence </text:span></text:p>
              </text:list-item>
            </text:list>
          </draw:text-box>
        </draw:frame>
        <draw:frame draw:style-name="gr14" draw:text-style-name="P16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9" draw:layer="layout" svg:width="19.033cm" svg:height="3.11cm" svg:x="6.266cm" svg:y="9.275cm" svg:viewBox="0 0 19034 3111" draw:points="9516,3111 0,3111 0,0 19034,0 19034,3111">
            <text:p/>
          </draw:polygon>
          <draw:path draw:style-name="gr6" draw:text-style-name="P10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9.528cm" svg:y="11.183cm" svg:viewBox="0 0 495 43" draw:points="246,43 0,43 0,0 495,0 495,43">
            <text:p/>
          </draw:polygon>
          <draw:path draw:style-name="gr6" draw:text-style-name="P10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0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0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6" draw:text-style-name="P10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0" draw:layer="layout" svg:width="0.393cm" svg:height="0.042cm" svg:x="16.523cm" svg:y="11.183cm" svg:viewBox="0 0 394 43" draw:points="197,43 0,43 0,0 394,0 394,43">
            <text:p/>
          </draw:polygon>
          <draw:path draw:style-name="gr6" draw:text-style-name="P10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0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0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26cm" svg:x="19.595cm" svg:y="9.754cm" svg:viewBox="0 0 336 27" draw:points="168,27 0,27 0,0 336,0 336,27">
            <text:p/>
          </draw:polygon>
          <draw:path draw:style-name="gr6" draw:text-style-name="P10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0" draw:layer="layout" svg:width="2.338cm" svg:height="0.035cm" svg:x="18.49cm" svg:y="10.292cm" svg:viewBox="0 0 2339 36" draw:points="1169,36 0,36 0,0 2339,0 2339,36">
            <text:p/>
          </draw:polygon>
          <draw:path draw:style-name="gr6" draw:text-style-name="P10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26cm" svg:x="19.294cm" svg:y="10.838cm" svg:viewBox="0 0 336 27" draw:points="168,27 0,27 0,0 336,0 336,27">
            <text:p/>
          </draw:polygon>
          <draw:path draw:style-name="gr6" draw:text-style-name="P10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0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0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0" draw:layer="layout" svg:width="0.393cm" svg:height="0.042cm" svg:x="22.603cm" svg:y="11.183cm" svg:viewBox="0 0 394 43" draw:points="197,43 0,43 0,0 394,0 394,43">
            <text:p/>
          </draw:polygon>
          <draw:path draw:style-name="gr6" draw:text-style-name="P10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0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0" draw:layer="layout" svg:width="0.734cm" svg:height="0.035cm" svg:x="24.066cm" svg:y="10.668cm" svg:viewBox="0 0 735 36" draw:points="367,36 0,36 0,0 735,0 735,36">
            <text:p/>
          </draw:polygon>
          <draw:path draw:style-name="gr6" draw:text-style-name="P10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0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5" draw:text-style-name="P9" draw:layer="layout" svg:width="3.95cm" svg:height="1.114cm" svg:x="9.49cm" svg:y="5.258cm" svg:viewBox="0 0 3951 1115" draw:points="1976,1115 0,1115 0,0 3951,0 3951,1115">
            <text:p/>
          </draw:polygon>
          <draw:path draw:style-name="gr6" draw:text-style-name="P10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0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0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0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6" draw:text-style-name="P10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0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0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0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0" draw:layer="layout" svg:width="0.582cm" svg:height="0.028cm" svg:x="12.462cm" svg:y="5.635cm" svg:viewBox="0 0 583 29" draw:points="291,29 0,29 0,0 583,0 583,29">
            <text:p/>
          </draw:polygon>
          <draw:path draw:style-name="gr6" draw:text-style-name="P10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0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0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">Probability of seeing </text:span><text:span text:style-name="T36">m</text:span><text:span text:style-name="T12"> distinct elements and NOT </text:span><text:span text:style-name="T12">seeing a tail of r zeroes </text:span></text:p>
              </text:list-item>
              <text:list-item>
                <text:p><text:span text:style-name="T11">If </text:span><text:span text:style-name="T46">m </text:span><text:span text:style-name="T47">≫</text:span><text:span text:style-name="T46"> 2</text:span><text:span text:style-name="T29">r</text:span><text:span text:style-name="T12">, this tends to 0</text:span></text:p>
                <text:list>
                  <text:list-item>
                    <text:p><text:span text:style-name="T12">We almost certainly will see a tail of </text:span><text:span text:style-name="T36">r</text:span><text:span text:style-name="T12"> zeroes</text:span></text:p>
                  </text:list-item>
                </text:list>
              </text:list-item>
              <text:list-item>
                <text:p><text:span text:style-name="T11">If </text:span><text:span text:style-name="T46">m </text:span><text:span text:style-name="T47">≪</text:span><text:span text:style-name="T46"> 2</text:span><text:span text:style-name="T29">r</text:span><text:span text:style-name="T12">, this tends to 1</text:span></text:p>
                <text:list>
                  <text:list-item>
                    <text:p><text:span text:style-name="T12">We almost certainly will not see a tail of </text:span><text:span text:style-name="T36">r</text:span><text:span text:style-name="T12"> zeroes</text:span></text:p>
                  </text:list-item>
                </text:list>
              </text:list-item>
              <text:list-item>
                <text:p><text:span text:style-name="T11">Hence, </text:span><text:span text:style-name="T46">2</text:span><text:span text:style-name="T29">r</text:span><text:span text:style-name="T12"> should be around </text:span><text:span text:style-name="T36">m</text:span></text:p>
              </text:list-item>
            </text:list>
          </draw:text-box>
        </draw:frame>
        <draw:frame draw:style-name="gr14" draw:text-style-name="P16" draw:layer="layout" svg:width="18.756cm" svg:height="0.619cm" svg:x="0.131cm" svg:y="14.857cm">
          <draw:text-box>
            <text:p><text:span text:style-name="T33">J. Leskovec, A. Rajaraman, J. Ullman: Mining of Massive Datasets, </text:span><text:span text:style-name="T33"><text:a xlink:href="http://www.mmds.org/" xlink:type="simple">http://www.mmds.org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5">Average?</text:span> E[2<text:span text:style-name="T13">r</text:span>] is infinite, extreme values will skew the number excessively</text:p>
                  </text:list-item>
                  <text:list-item>
                    <text:p><text:span text:style-name="T48">Median?</text:span><text:span text:style-name="T22"> </text:span>2<text:span text:style-name="T13">r</text:span> is always a power of 2</text:p>
                  </text:list-item>
                </text:list>
              </text:list-item>
              <text:list-item>
                <text:p><text:span text:style-name="T6">Solution: group hash functions, take median of </text:span><text:span text:style-name="T6">values obtained in each group, then average across </text:span><text:span text:style-name="T6">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5" draw:text-style-name="P18" draw:layer="layout" svg:width="11.827cm" svg:height="1.04cm" svg:x="0.079cm" svg:y="14.573cm">
          <draw:text-box>
            <text:p text:style-name="P17"><text:span text:style-name="T49">Palmer, C. R., Gibbons, P. B., &amp; Faloutsos, C. (2002, July). ANF: A fast and scalable tool for data mining in massive graphs. In Proc. KDD.</text:span></text:p>
          </draw:text-box>
        </draw:frame>
        <draw:frame draw:style-name="gr16" draw:text-style-name="P19" draw:layer="layout" svg:width="15.37cm" svg:height="4.596cm" svg:x="0.721cm" svg:y="3.195cm">
          <draw:text-box>
            <text:p><text:span text:style-name="T50">Naïve method:</text:span></text:p>
            <text:p>Maintain a set for each node <text:span text:style-name="T3">u</text:span>, initialize <text:span text:style-name="T3">S(u) = {u}</text:span></text:p>
            <text:p>Repeat h times:</text:p>
            <text:p><text:span text:style-name="T3"/></text:p>
            <text:p>Answer <text:span text:style-name="T3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9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0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0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0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0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0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0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0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0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0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0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0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0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0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0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0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0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0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0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0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0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0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0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0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7" draw:text-style-name="P12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18" draw:text-style-name="P19" draw:layer="layout" svg:width="4.875cm" svg:height="0.963cm" svg:x="13.929cm" svg:y="6.983cm">
          <draw:text-box>
            <text:p><text:span text:style-name="T50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2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19" draw:text-style-name="P20" draw:layer="layout" svg:width="12.688cm" svg:height="1.627cm" svg:x="0.22cm" svg:y="13.891cm">
          <draw:text-box>
            <text:p text:style-name="P17"><text:span text:style-name="T51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13:00.896240804</dc:date>
    <meta:editing-duration>PT16H57M46S</meta:editing-duration>
    <meta:editing-cycles>125</meta:editing-cycles>
    <meta:generator>LibreOffice/6.0.7.3$Linux_X86_64 LibreOffice_project/00m0$Build-3</meta:generator>
    <dc:creator>Carlos Castillo</dc:creator>
    <meta:document-statistic meta:object-count="329"/>
  </office:meta>
</office:document-meta>
</file>

<file path=Object 1/content.xml><?xml version="1.0" encoding="utf-8"?>
<math xmlns="http://www.w3.org/1998/Math/MathML" display="block"/>
</file>